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2" style:family="table-cell" style:parent-style-name="Default" style:data-style-name="N84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weight="normal" style:font-weight-asian="normal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3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4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5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6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7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weight="bold" style:font-weight-asian="bold" style:font-weight-complex="bold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8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59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9" style:family="table-cell" style:parent-style-name="Default" style:data-style-name="N84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tyle="italic" style:font-style-asian="italic" style:font-style-complex="italic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tyle="italic" style:font-style-asian="italic" style:font-style-complex="italic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  <style:text-properties fo:font-style="italic" style:font-style-asian="italic" style:font-style-complex="italic"/>
    </style:style>
    <style:style style:name="ce10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tyle="italic" style:font-style-asian="italic" style:font-style-complex="italic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108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weight="normal" style:font-weight-asian="normal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09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0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1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3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4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weight="bold" style:font-weight-asian="bold" style:font-weight-complex="bold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5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  <style:style style:name="ce116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  <style:map style:condition="cell-content()=LARGE($c$row:$f$row;1)" style:apply-style-name="Accent" style:base-cell-address="waldlongtermdata.C3"/>
      <style:map style:condition="cell-content()=0" style:apply-style-name="Accent" style:base-cell-address="waldlongtermdata.C3"/>
    </style:style>
  </office:automatic-styles>
  <office:body>
    <office:spreadsheet>
      <table:calculation-settings table:automatic-find-labels="false" table:use-regular-expressions="false" table:use-wildcards="true"/>
      <table:table table:name="waldlongtermdata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3" table:default-cell-style-name="ce9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 Dataset</text:p>
          </table:table-cell>
          <table:table-cell table:style-name="ce14" office:value-type="string" calcext:value-type="string" table:number-columns-spanned="1" table:number-rows-spanned="2">
            <text:p><text:s/>Feature Selection</text:p>
          </table:table-cell>
          <table:table-cell table:style-name="ce31" office:value-type="string" calcext:value-type="string" table:number-columns-spanned="4" table:number-rows-spanned="1">
            <text:p>Learner</text:p>
          </table:table-cell>
          <table:covered-table-cell table:number-columns-repeated="2" table:style-name="ce32"/>
          <table:covered-table-cell table:style-name="ce31"/>
          <table:table-cell table:number-columns-repeated="3"/>
        </table:table-row>
        <table:table-row table:style-name="ro1">
          <table:covered-table-cell table:style-name="ce1"/>
          <table:covered-table-cell table:style-name="ce15"/>
          <table:table-cell table:style-name="ce32" office:value-type="string" calcext:value-type="string">
            <text:p><text:s/>5-NN</text:p>
          </table:table-cell>
          <table:table-cell table:style-name="ce32" office:value-type="string" calcext:value-type="string">
            <text:p><text:s/>C4.5D</text:p>
          </table:table-cell>
          <table:table-cell table:style-name="ce32" office:value-type="string" calcext:value-type="string">
            <text:p><text:s/>C4.5N</text:p>
          </table:table-cell>
          <table:table-cell table:style-name="ce32" office:value-type="string" calcext:value-type="string">
            <text:p><text:s/>NB</text:p>
          </table:table-cell>
          <table:table-cell table:number-columns-repeated="3"/>
        </table:table-row>
        <table:table-row table:style-name="ro1">
          <table:table-cell table:style-name="ce2" office:value-type="date" office:date-value="2009-07-01" calcext:value-type="date" table:number-columns-spanned="1" table:number-rows-spanned="4">
            <text:p>2009-07-01</text:p>
          </table:table-cell>
          <table:table-cell table:style-name="ce6" office:value-type="string" calcext:value-type="string">
            <text:p>No FS </text:p>
          </table:table-cell>
          <table:table-cell table:style-name="ce17" office:value-type="float" office:value="0.98416" calcext:value-type="float">
            <text:p>0.98416</text:p>
          </table:table-cell>
          <table:table-cell table:style-name="ce36" office:value-type="float" office:value="0.99517" calcext:value-type="float">
            <text:p>0.99517</text:p>
          </table:table-cell>
          <table:table-cell table:style-name="ce17" office:value-type="float" office:value="0.98998" calcext:value-type="float">
            <text:p>0.98998</text:p>
          </table:table-cell>
          <table:table-cell table:style-name="ce44" office:value-type="float" office:value="0.9356" calcext:value-type="float">
            <text:p>0.9356</text:p>
          </table:table-cell>
          <table:table-cell table:number-columns-repeated="2"/>
          <table:table-cell table:formula="of:=AVERAGE([.C3:.F3])" office:value-type="float" office:value="0.9762275" calcext:value-type="float">
            <text:p>0.9762275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CS </text:p>
          </table:table-cell>
          <table:table-cell table:style-name="ce34" office:value-type="float" office:value="0.99594" calcext:value-type="float">
            <text:p>0.99594</text:p>
          </table:table-cell>
          <table:table-cell office:value-type="string" calcext:value-type="string">
            <text:p>-- </text:p>
          </table:table-cell>
          <table:table-cell office:value-type="float" office:value="0.98776" calcext:value-type="float">
            <text:p>0.98776</text:p>
          </table:table-cell>
          <table:table-cell table:style-name="ce45" office:value-type="float" office:value="0.93972" calcext:value-type="float">
            <text:p>0.93972</text:p>
          </table:table-cell>
          <table:table-cell table:number-columns-repeated="2"/>
          <table:table-cell table:formula="of:=AVERAGE([.C4:.F4])" office:value-type="float" office:value="0.974473333333333" calcext:value-type="float">
            <text:p>0.974473333333333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ROC </text:p>
          </table:table-cell>
          <table:table-cell table:style-name="ce34" office:value-type="float" office:value="0.98813" calcext:value-type="float">
            <text:p>0.98813</text:p>
          </table:table-cell>
          <table:table-cell office:value-type="float" office:value="0.97659" calcext:value-type="float">
            <text:p>0.97659</text:p>
          </table:table-cell>
          <table:table-cell office:value-type="float" office:value="0.975" calcext:value-type="float">
            <text:p>0.975</text:p>
          </table:table-cell>
          <table:table-cell table:style-name="ce45" office:value-type="float" office:value="0.92236" calcext:value-type="float">
            <text:p>0.92236</text:p>
          </table:table-cell>
          <table:table-cell table:number-columns-repeated="2"/>
          <table:table-cell table:formula="of:=AVERAGE([.C5:.F5])" office:value-type="float" office:value="0.96552" calcext:value-type="float">
            <text:p>0.96552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18" office:value-type="float" office:value="0.98759" calcext:value-type="float">
            <text:p>0.98759</text:p>
          </table:table-cell>
          <table:table-cell table:style-name="ce39" office:value-type="float" office:value="0.99812" calcext:value-type="float">
            <text:p>0.99812</text:p>
          </table:table-cell>
          <table:table-cell table:style-name="ce18" office:value-type="float" office:value="0.99655" calcext:value-type="float">
            <text:p>0.99655</text:p>
          </table:table-cell>
          <table:table-cell table:style-name="ce46" office:value-type="float" office:value="0.99263" calcext:value-type="float">
            <text:p>0.99263</text:p>
          </table:table-cell>
          <table:table-cell table:number-columns-repeated="2"/>
          <table:table-cell table:formula="of:=AVERAGE([.C6:.F6])" office:value-type="float" office:value="0.9937225" calcext:value-type="float">
            <text:p>0.9937225</text:p>
          </table:table-cell>
        </table:table-row>
        <table:table-row table:style-name="ro1">
          <table:table-cell table:style-name="ce2" office:value-type="date" office:date-value="2009-07-08" calcext:value-type="date" table:number-columns-spanned="1" table:number-rows-spanned="4">
            <text:p>2009-07-08</text:p>
          </table:table-cell>
          <table:table-cell table:style-name="ce6" office:value-type="string" calcext:value-type="string">
            <text:p>No FS </text:p>
          </table:table-cell>
          <table:table-cell table:style-name="ce17" office:value-type="float" office:value="0.97484" calcext:value-type="float">
            <text:p>0.97484</text:p>
          </table:table-cell>
          <table:table-cell table:style-name="ce37" office:value-type="float" office:value="0.94669" calcext:value-type="float">
            <text:p>0.94669</text:p>
          </table:table-cell>
          <table:table-cell table:style-name="ce36" office:value-type="float" office:value="0.98375" calcext:value-type="float">
            <text:p>0.98375</text:p>
          </table:table-cell>
          <table:table-cell table:style-name="ce22" office:value-type="float" office:value="0.96057" calcext:value-type="float">
            <text:p>0.96057</text:p>
          </table:table-cell>
          <table:table-cell table:number-columns-repeated="2"/>
          <table:table-cell table:formula="of:=AVERAGE([.C7:.F7])" office:value-type="float" office:value="0.9664625" calcext:value-type="float">
            <text:p>0.96646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34" office:value-type="float" office:value="0.99514" calcext:value-type="float">
            <text:p>0.99514</text:p>
          </table:table-cell>
          <table:table-cell office:value-type="string" calcext:value-type="string">
            <text:p>-- </text:p>
          </table:table-cell>
          <table:table-cell table:style-name="ce43" office:value-type="float" office:value="0.93943" calcext:value-type="float">
            <text:p>0.93943</text:p>
          </table:table-cell>
          <table:table-cell table:style-name="ce23" office:value-type="float" office:value="0.97557" calcext:value-type="float">
            <text:p>0.97557</text:p>
          </table:table-cell>
          <table:table-cell table:number-columns-repeated="2"/>
          <table:table-cell table:formula="of:=AVERAGE([.C8:.F8])" office:value-type="float" office:value="0.970046666666667" calcext:value-type="float">
            <text:p>0.97004666666666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34" office:value-type="float" office:value="0.99752" calcext:value-type="float">
            <text:p>0.99752</text:p>
          </table:table-cell>
          <table:table-cell office:value-type="float" office:value="0.99435" calcext:value-type="float">
            <text:p>0.99435</text:p>
          </table:table-cell>
          <table:table-cell office:value-type="float" office:value="0.996" calcext:value-type="float">
            <text:p>0.996</text:p>
          </table:table-cell>
          <table:table-cell table:style-name="ce45" office:value-type="float" office:value="0.97577" calcext:value-type="float">
            <text:p>0.97577</text:p>
          </table:table-cell>
          <table:table-cell table:number-columns-repeated="2"/>
          <table:table-cell table:formula="of:=AVERAGE([.C9:.F9])" office:value-type="float" office:value="0.99091" calcext:value-type="float">
            <text:p>0.99091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18" office:value-type="float" office:value="0.99762" calcext:value-type="float">
            <text:p>0.99762</text:p>
          </table:table-cell>
          <table:table-cell table:style-name="ce18" office:value-type="float" office:value="0.99862" calcext:value-type="float">
            <text:p>0.99862</text:p>
          </table:table-cell>
          <table:table-cell table:style-name="ce38" office:value-type="float" office:value="0.99687" calcext:value-type="float">
            <text:p>0.99687</text:p>
          </table:table-cell>
          <table:table-cell table:style-name="ce49" office:value-type="float" office:value="0.99864" calcext:value-type="float">
            <text:p>0.99864</text:p>
          </table:table-cell>
          <table:table-cell table:number-columns-repeated="2"/>
          <table:table-cell table:formula="of:=AVERAGE([.C10:.F10])" office:value-type="float" office:value="0.9979375" calcext:value-type="float">
            <text:p>0.9979375</text:p>
          </table:table-cell>
        </table:table-row>
        <table:table-row table:style-name="ro1">
          <table:table-cell table:style-name="ce2" office:value-type="date" office:date-value="2009-07-15" calcext:value-type="date" table:number-columns-spanned="1" table:number-rows-spanned="4">
            <text:p>2009-07-15</text:p>
          </table:table-cell>
          <table:table-cell table:style-name="ce6" office:value-type="string" calcext:value-type="string">
            <text:p>No FS </text:p>
          </table:table-cell>
          <table:table-cell table:style-name="ce36" office:value-type="float" office:value="0.98066" calcext:value-type="float">
            <text:p>0.98066</text:p>
          </table:table-cell>
          <table:table-cell table:style-name="ce37" office:value-type="float" office:value="0.92207" calcext:value-type="float">
            <text:p>0.92207</text:p>
          </table:table-cell>
          <table:table-cell table:style-name="ce17" office:value-type="float" office:value="0.9794" calcext:value-type="float">
            <text:p>0.9794</text:p>
          </table:table-cell>
          <table:table-cell table:style-name="ce22" office:value-type="float" office:value="0.95124" calcext:value-type="float">
            <text:p>0.95124</text:p>
          </table:table-cell>
          <table:table-cell table:number-columns-repeated="2"/>
          <table:table-cell table:formula="of:=AVERAGE([.C11:.F11])" office:value-type="float" office:value="0.9583425" calcext:value-type="float">
            <text:p>0.95834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34" office:value-type="float" office:value="0.99815" calcext:value-type="float">
            <text:p>0.99815</text:p>
          </table:table-cell>
          <table:table-cell office:value-type="string" calcext:value-type="string">
            <text:p>-- </text:p>
          </table:table-cell>
          <table:table-cell table:style-name="ce43" office:value-type="float" office:value="0.94032" calcext:value-type="float">
            <text:p>0.94032</text:p>
          </table:table-cell>
          <table:table-cell table:style-name="ce23" office:value-type="float" office:value="0.95684" calcext:value-type="float">
            <text:p>0.95684</text:p>
          </table:table-cell>
          <table:table-cell table:number-columns-repeated="2"/>
          <table:table-cell table:formula="of:=AVERAGE([.C12:.F12])" office:value-type="float" office:value="0.965103333333333" calcext:value-type="float">
            <text:p>0.965103333333333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34" office:value-type="float" office:value="0.99792" calcext:value-type="float">
            <text:p>0.99792</text:p>
          </table:table-cell>
          <table:table-cell office:value-type="float" office:value="0.99" calcext:value-type="float">
            <text:p>0.99</text:p>
          </table:table-cell>
          <table:table-cell office:value-type="float" office:value="0.99032" calcext:value-type="float">
            <text:p>0.99032</text:p>
          </table:table-cell>
          <table:table-cell table:style-name="ce45" office:value-type="float" office:value="0.95876" calcext:value-type="float">
            <text:p>0.95876</text:p>
          </table:table-cell>
          <table:table-cell table:number-columns-repeated="2"/>
          <table:table-cell table:formula="of:=AVERAGE([.C13:.F13])" office:value-type="float" office:value="0.98425" calcext:value-type="float">
            <text:p>0.9842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18" office:value-type="float" office:value="0.99796" calcext:value-type="float">
            <text:p>0.99796</text:p>
          </table:table-cell>
          <table:table-cell table:style-name="ce18" office:value-type="float" office:value="0.99631" calcext:value-type="float">
            <text:p>0.99631</text:p>
          </table:table-cell>
          <table:table-cell table:style-name="ce38" office:value-type="float" office:value="0.99208" calcext:value-type="float">
            <text:p>0.99208</text:p>
          </table:table-cell>
          <table:table-cell table:style-name="ce49" office:value-type="float" office:value="0.99847" calcext:value-type="float">
            <text:p>0.99847</text:p>
          </table:table-cell>
          <table:table-cell table:number-columns-repeated="2"/>
          <table:table-cell table:formula="of:=AVERAGE([.C14:.F14])" office:value-type="float" office:value="0.996205" calcext:value-type="float">
            <text:p>0.996205</text:p>
          </table:table-cell>
        </table:table-row>
        <table:table-row table:style-name="ro1">
          <table:table-cell table:style-name="ce2" office:value-type="date" office:date-value="2009-07-22" calcext:value-type="date" table:number-columns-spanned="1" table:number-rows-spanned="4">
            <text:p>2009-07-22</text:p>
          </table:table-cell>
          <table:table-cell table:style-name="ce6" office:value-type="string" calcext:value-type="string">
            <text:p>No FS </text:p>
          </table:table-cell>
          <table:table-cell table:style-name="ce17" office:value-type="float" office:value="0.98984" calcext:value-type="float">
            <text:p>0.98984</text:p>
          </table:table-cell>
          <table:table-cell table:style-name="ce36" office:value-type="float" office:value="0.99158" calcext:value-type="float">
            <text:p>0.99158</text:p>
          </table:table-cell>
          <table:table-cell table:style-name="ce17" office:value-type="float" office:value="0.98621" calcext:value-type="float">
            <text:p>0.98621</text:p>
          </table:table-cell>
          <table:table-cell table:style-name="ce44" office:value-type="float" office:value="0.93282" calcext:value-type="float">
            <text:p>0.93282</text:p>
          </table:table-cell>
          <table:table-cell table:number-columns-repeated="2"/>
          <table:table-cell table:formula="of:=AVERAGE([.C15:.F15])" office:value-type="float" office:value="0.9751125" calcext:value-type="float">
            <text:p>0.97511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34" office:value-type="float" office:value="0.99222" calcext:value-type="float">
            <text:p>0.99222</text:p>
          </table:table-cell>
          <table:table-cell office:value-type="string" calcext:value-type="string">
            <text:p>-- </text:p>
          </table:table-cell>
          <table:table-cell office:value-type="float" office:value="0.97976" calcext:value-type="float">
            <text:p>0.97976</text:p>
          </table:table-cell>
          <table:table-cell table:style-name="ce45" office:value-type="float" office:value="0.94226" calcext:value-type="float">
            <text:p>0.94226</text:p>
          </table:table-cell>
          <table:table-cell table:number-columns-repeated="2"/>
          <table:table-cell table:formula="of:=AVERAGE([.C16:.F16])" office:value-type="float" office:value="0.971413333333333" calcext:value-type="float">
            <text:p>0.971413333333333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34" office:value-type="float" office:value="0.99082" calcext:value-type="float">
            <text:p>0.99082</text:p>
          </table:table-cell>
          <table:table-cell office:value-type="float" office:value="0.98647" calcext:value-type="float">
            <text:p>0.98647</text:p>
          </table:table-cell>
          <table:table-cell office:value-type="float" office:value="0.98659" calcext:value-type="float">
            <text:p>0.98659</text:p>
          </table:table-cell>
          <table:table-cell table:style-name="ce45" office:value-type="float" office:value="0.9277" calcext:value-type="float">
            <text:p>0.9277</text:p>
          </table:table-cell>
          <table:table-cell table:number-columns-repeated="2"/>
          <table:table-cell table:formula="of:=AVERAGE([.C17:.F17])" office:value-type="float" office:value="0.972895" calcext:value-type="float">
            <text:p>0.97289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18" office:value-type="float" office:value="0.98779" calcext:value-type="float">
            <text:p>0.98779</text:p>
          </table:table-cell>
          <table:table-cell table:style-name="ce18" office:value-type="float" office:value="0.9891" calcext:value-type="float">
            <text:p>0.9891</text:p>
          </table:table-cell>
          <table:table-cell table:style-name="ce39" office:value-type="float" office:value="0.98974" calcext:value-type="float">
            <text:p>0.98974</text:p>
          </table:table-cell>
          <table:table-cell table:style-name="ce46" office:value-type="float" office:value="0.97237" calcext:value-type="float">
            <text:p>0.97237</text:p>
          </table:table-cell>
          <table:table-cell table:number-columns-repeated="2"/>
          <table:table-cell table:formula="of:=AVERAGE([.C18:.F18])" office:value-type="float" office:value="0.98475" calcext:value-type="float">
            <text:p>0.98475</text:p>
          </table:table-cell>
        </table:table-row>
        <table:table-row table:style-name="ro1">
          <table:table-cell table:style-name="ce2" office:value-type="date" office:date-value="2009-07-29" calcext:value-type="date" table:number-columns-spanned="1" table:number-rows-spanned="4">
            <text:p>2009-07-29</text:p>
          </table:table-cell>
          <table:table-cell table:style-name="ce6" office:value-type="string" calcext:value-type="string">
            <text:p>No FS</text:p>
          </table:table-cell>
          <table:table-cell table:style-name="ce37" office:value-type="float" office:value="0.87439" calcext:value-type="float">
            <text:p>0.87439</text:p>
          </table:table-cell>
          <table:table-cell table:style-name="ce36" office:value-type="float" office:value="0.99909" calcext:value-type="float">
            <text:p>0.99909</text:p>
          </table:table-cell>
          <table:table-cell table:style-name="ce17" office:value-type="float" office:value="0.99869" calcext:value-type="float">
            <text:p>0.99869</text:p>
          </table:table-cell>
          <table:table-cell table:style-name="ce22" office:value-type="float" office:value="0.93344" calcext:value-type="float">
            <text:p>0.93344</text:p>
          </table:table-cell>
          <table:table-cell table:number-columns-repeated="2"/>
          <table:table-cell table:formula="of:=AVERAGE([.C19:.F19])" office:value-type="float" office:value="0.9514025" calcext:value-type="float">
            <text:p>0.95140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34" office:value-type="float" office:value="0.99852" calcext:value-type="float">
            <text:p>0.99852</text:p>
          </table:table-cell>
          <table:table-cell office:value-type="string" calcext:value-type="string">
            <text:p>-- </text:p>
          </table:table-cell>
          <table:table-cell office:value-type="float" office:value="0.99743" calcext:value-type="float">
            <text:p>0.99743</text:p>
          </table:table-cell>
          <table:table-cell table:style-name="ce45" office:value-type="float" office:value="0.94051" calcext:value-type="float">
            <text:p>0.94051</text:p>
          </table:table-cell>
          <table:table-cell table:number-columns-repeated="2"/>
          <table:table-cell table:formula="of:=AVERAGE([.C20:.F20])" office:value-type="float" office:value="0.97882" calcext:value-type="float">
            <text:p>0.97882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34" office:value-type="float" office:value="0.92009" calcext:value-type="float">
            <text:p>0.92009</text:p>
          </table:table-cell>
          <table:table-cell table:style-name="ce43" office:value-type="float" office:value="0.57019" calcext:value-type="float">
            <text:p>0.57019</text:p>
          </table:table-cell>
          <table:table-cell office:value-type="float" office:value="0.89387" calcext:value-type="float">
            <text:p>0.89387</text:p>
          </table:table-cell>
          <table:table-cell table:style-name="ce23" office:value-type="float" office:value="0.90711" calcext:value-type="float">
            <text:p>0.90711</text:p>
          </table:table-cell>
          <table:table-cell table:number-columns-repeated="2"/>
          <table:table-cell table:formula="of:=AVERAGE([.C21:.F21])" office:value-type="float" office:value="0.822815" calcext:value-type="float">
            <text:p>0.82281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</text:p>
          </table:table-cell>
          <table:table-cell table:style-name="ce38" office:value-type="float" office:value="0.88255" calcext:value-type="float">
            <text:p>0.88255</text:p>
          </table:table-cell>
          <table:table-cell table:style-name="ce39" office:value-type="float" office:value="0.99929" calcext:value-type="float">
            <text:p>0.99929</text:p>
          </table:table-cell>
          <table:table-cell table:style-name="ce18" office:value-type="float" office:value="0.99915" calcext:value-type="float">
            <text:p>0.99915</text:p>
          </table:table-cell>
          <table:table-cell table:style-name="ce24" office:value-type="float" office:value="0.96439" calcext:value-type="float">
            <text:p>0.96439</text:p>
          </table:table-cell>
          <table:table-cell table:number-columns-repeated="2"/>
          <table:table-cell table:formula="of:=AVERAGE([.C22:.F22])" office:value-type="float" office:value="0.961345" calcext:value-type="float">
            <text:p>0.961345</text:p>
          </table:table-cell>
        </table:table-row>
        <table:table-row table:style-name="ro1">
          <table:table-cell table:style-name="ce2" office:value-type="date" office:date-value="2009-08-05" calcext:value-type="date" table:number-columns-spanned="1" table:number-rows-spanned="4">
            <text:p>2009-08-05</text:p>
          </table:table-cell>
          <table:table-cell table:style-name="ce6" office:value-type="string" calcext:value-type="string">
            <text:p>No FS </text:p>
          </table:table-cell>
          <table:table-cell table:style-name="ce17" office:value-type="float" office:value="0.99175" calcext:value-type="float">
            <text:p>0.99175</text:p>
          </table:table-cell>
          <table:table-cell table:style-name="ce36" office:value-type="float" office:value="0.999" calcext:value-type="float">
            <text:p>0.999</text:p>
          </table:table-cell>
          <table:table-cell table:style-name="ce17" office:value-type="float" office:value="0.99748" calcext:value-type="float">
            <text:p>0.99748</text:p>
          </table:table-cell>
          <table:table-cell table:style-name="ce44" office:value-type="float" office:value="0.94751" calcext:value-type="float">
            <text:p>0.94751</text:p>
          </table:table-cell>
          <table:table-cell table:number-columns-repeated="2"/>
          <table:table-cell table:formula="of:=AVERAGE([.C23:.F23])" office:value-type="float" office:value="0.983935" calcext:value-type="float">
            <text:p>0.98393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office:value-type="float" office:value="0.98548" calcext:value-type="float">
            <text:p>0.98548</text:p>
          </table:table-cell>
          <table:table-cell office:value-type="string" calcext:value-type="string">
            <text:p>-- </text:p>
          </table:table-cell>
          <table:table-cell table:style-name="ce34" office:value-type="float" office:value="0.9939" calcext:value-type="float">
            <text:p>0.9939</text:p>
          </table:table-cell>
          <table:table-cell table:style-name="ce45" office:value-type="float" office:value="0.93008" calcext:value-type="float">
            <text:p>0.93008</text:p>
          </table:table-cell>
          <table:table-cell table:number-columns-repeated="2"/>
          <table:table-cell table:formula="of:=AVERAGE([.C24:.F24])" office:value-type="float" office:value="0.96982" calcext:value-type="float">
            <text:p>0.96982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0.99204" calcext:value-type="float">
            <text:p>0.99204</text:p>
          </table:table-cell>
          <table:table-cell table:style-name="ce34" office:value-type="float" office:value="0.99251" calcext:value-type="float">
            <text:p>0.99251</text:p>
          </table:table-cell>
          <table:table-cell table:style-name="ce45" office:value-type="float" office:value="0.94158" calcext:value-type="float">
            <text:p>0.94158</text:p>
          </table:table-cell>
          <table:table-cell table:number-columns-repeated="2"/>
          <table:table-cell table:formula="of:=AVERAGE([.C25:.F25])" office:value-type="float" office:value="0.9793975" calcext:value-type="float">
            <text:p>0.979397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18" office:value-type="float" office:value="0.99717" calcext:value-type="float">
            <text:p>0.99717</text:p>
          </table:table-cell>
          <table:table-cell table:style-name="ce39" office:value-type="float" office:value="0.9988" calcext:value-type="float">
            <text:p>0.9988</text:p>
          </table:table-cell>
          <table:table-cell table:style-name="ce18" office:value-type="float" office:value="0.99847" calcext:value-type="float">
            <text:p>0.99847</text:p>
          </table:table-cell>
          <table:table-cell table:style-name="ce46" office:value-type="float" office:value="0.99142" calcext:value-type="float">
            <text:p>0.99142</text:p>
          </table:table-cell>
          <table:table-cell table:number-columns-repeated="2"/>
          <table:table-cell table:formula="of:=AVERAGE([.C26:.F26])" office:value-type="float" office:value="0.996465" calcext:value-type="float">
            <text:p>0.996465</text:p>
          </table:table-cell>
        </table:table-row>
        <table:table-row table:style-name="ro1">
          <table:table-cell table:style-name="ce2" office:value-type="date" office:date-value="2009-08-11" calcext:value-type="date" table:number-columns-spanned="1" table:number-rows-spanned="4">
            <text:p>2009-08-11</text:p>
          </table:table-cell>
          <table:table-cell table:style-name="ce6" office:value-type="string" calcext:value-type="string">
            <text:p>No FS </text:p>
          </table:table-cell>
          <table:table-cell table:style-name="ce17" office:value-type="float" office:value="0.99296" calcext:value-type="float">
            <text:p>0.99296</text:p>
          </table:table-cell>
          <table:table-cell table:style-name="ce36" office:value-type="float" office:value="0.99853" calcext:value-type="float">
            <text:p>0.99853</text:p>
          </table:table-cell>
          <table:table-cell table:style-name="ce17" office:value-type="float" office:value="0.99616" calcext:value-type="float">
            <text:p>0.99616</text:p>
          </table:table-cell>
          <table:table-cell table:style-name="ce44" office:value-type="float" office:value="0.97056" calcext:value-type="float">
            <text:p>0.97056</text:p>
          </table:table-cell>
          <table:table-cell table:number-columns-repeated="2"/>
          <table:table-cell table:formula="of:=AVERAGE([.C27:.F27])" office:value-type="float" office:value="0.9895525" calcext:value-type="float">
            <text:p>0.98955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34" office:value-type="float" office:value="0.99575" calcext:value-type="float">
            <text:p>0.99575</text:p>
          </table:table-cell>
          <table:table-cell office:value-type="string" calcext:value-type="string">
            <text:p>-- </text:p>
          </table:table-cell>
          <table:table-cell office:value-type="float" office:value="0.99084" calcext:value-type="float">
            <text:p>0.99084</text:p>
          </table:table-cell>
          <table:table-cell table:style-name="ce45" office:value-type="float" office:value="0.96532" calcext:value-type="float">
            <text:p>0.96532</text:p>
          </table:table-cell>
          <table:table-cell table:number-columns-repeated="2"/>
          <table:table-cell table:formula="of:=AVERAGE([.C28:.F28])" office:value-type="float" office:value="0.98397" calcext:value-type="float">
            <text:p>0.9839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34" office:value-type="float" office:value="0.99908" calcext:value-type="float">
            <text:p>0.99908</text:p>
          </table:table-cell>
          <table:table-cell office:value-type="float" office:value="0.99399" calcext:value-type="float">
            <text:p>0.99399</text:p>
          </table:table-cell>
          <table:table-cell office:value-type="float" office:value="0.99698" calcext:value-type="float">
            <text:p>0.99698</text:p>
          </table:table-cell>
          <table:table-cell table:style-name="ce45" office:value-type="float" office:value="0.97089" calcext:value-type="float">
            <text:p>0.97089</text:p>
          </table:table-cell>
          <table:table-cell table:number-columns-repeated="2"/>
          <table:table-cell table:formula="of:=AVERAGE([.C29:.F29])" office:value-type="float" office:value="0.990235" calcext:value-type="float">
            <text:p>0.99023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39" office:value-type="float" office:value="0.99903" calcext:value-type="float">
            <text:p>0.99903</text:p>
          </table:table-cell>
          <table:table-cell table:style-name="ce18" office:value-type="float" office:value="0.99837" calcext:value-type="float">
            <text:p>0.99837</text:p>
          </table:table-cell>
          <table:table-cell table:style-name="ce38" office:value-type="float" office:value="0.99775" calcext:value-type="float">
            <text:p>0.99775</text:p>
          </table:table-cell>
          <table:table-cell table:style-name="ce24" office:value-type="float" office:value="0.99797" calcext:value-type="float">
            <text:p>0.99797</text:p>
          </table:table-cell>
          <table:table-cell table:number-columns-repeated="2"/>
          <table:table-cell table:formula="of:=AVERAGE([.C30:.F30])" office:value-type="float" office:value="0.99828" calcext:value-type="float">
            <text:p>0.99828</text:p>
          </table:table-cell>
        </table:table-row>
        <table:table-row table:style-name="ro1">
          <table:table-cell table:style-name="ce2" office:value-type="date" office:date-value="2009-08-19" calcext:value-type="date" table:number-columns-spanned="1" table:number-rows-spanned="4">
            <text:p>2009-08-19</text:p>
          </table:table-cell>
          <table:table-cell table:style-name="ce6" office:value-type="string" calcext:value-type="string">
            <text:p>No FS </text:p>
          </table:table-cell>
          <table:table-cell table:style-name="ce17" office:value-type="float" office:value="0.93471" calcext:value-type="float">
            <text:p>0.93471</text:p>
          </table:table-cell>
          <table:table-cell table:style-name="ce36" office:value-type="float" office:value="0.99885" calcext:value-type="float">
            <text:p>0.99885</text:p>
          </table:table-cell>
          <table:table-cell table:style-name="ce17" office:value-type="float" office:value="0.99764" calcext:value-type="float">
            <text:p>0.99764</text:p>
          </table:table-cell>
          <table:table-cell table:style-name="ce44" office:value-type="float" office:value="0.91773" calcext:value-type="float">
            <text:p>0.91773</text:p>
          </table:table-cell>
          <table:table-cell table:number-columns-repeated="2"/>
          <table:table-cell table:formula="of:=AVERAGE([.C31:.F31])" office:value-type="float" office:value="0.9622325" calcext:value-type="float">
            <text:p>0.96223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office:value-type="float" office:value="0.95607" calcext:value-type="float">
            <text:p>0.95607</text:p>
          </table:table-cell>
          <table:table-cell office:value-type="string" calcext:value-type="string">
            <text:p>-- </text:p>
          </table:table-cell>
          <table:table-cell table:style-name="ce34" office:value-type="float" office:value="0.99632" calcext:value-type="float">
            <text:p>0.99632</text:p>
          </table:table-cell>
          <table:table-cell table:style-name="ce45" office:value-type="float" office:value="0.89347" calcext:value-type="float">
            <text:p>0.89347</text:p>
          </table:table-cell>
          <table:table-cell table:number-columns-repeated="2"/>
          <table:table-cell table:formula="of:=AVERAGE([.C32:.F32])" office:value-type="float" office:value="0.94862" calcext:value-type="float">
            <text:p>0.94862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office:value-type="float" office:value="0.94256" calcext:value-type="float">
            <text:p>0.94256</text:p>
          </table:table-cell>
          <table:table-cell office:value-type="float" office:value="0.91848" calcext:value-type="float">
            <text:p>0.91848</text:p>
          </table:table-cell>
          <table:table-cell table:style-name="ce34" office:value-type="float" office:value="0.96257" calcext:value-type="float">
            <text:p>0.96257</text:p>
          </table:table-cell>
          <table:table-cell table:style-name="ce45" office:value-type="float" office:value="0.90635" calcext:value-type="float">
            <text:p>0.90635</text:p>
          </table:table-cell>
          <table:table-cell table:number-columns-repeated="2"/>
          <table:table-cell table:formula="of:=AVERAGE([.C33:.F33])" office:value-type="float" office:value="0.93249" calcext:value-type="float">
            <text:p>0.93249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18" office:value-type="float" office:value="0.99234" calcext:value-type="float">
            <text:p>0.99234</text:p>
          </table:table-cell>
          <table:table-cell table:style-name="ce18" office:value-type="float" office:value="0.99823" calcext:value-type="float">
            <text:p>0.99823</text:p>
          </table:table-cell>
          <table:table-cell table:style-name="ce39" office:value-type="float" office:value="0.99854" calcext:value-type="float">
            <text:p>0.99854</text:p>
          </table:table-cell>
          <table:table-cell table:style-name="ce46" office:value-type="float" office:value="0.96936" calcext:value-type="float">
            <text:p>0.96936</text:p>
          </table:table-cell>
          <table:table-cell table:number-columns-repeated="2"/>
          <table:table-cell table:formula="of:=AVERAGE([.C34:.F34])" office:value-type="float" office:value="0.9896175" calcext:value-type="float">
            <text:p>0.9896175</text:p>
          </table:table-cell>
        </table:table-row>
        <table:table-row table:style-name="ro1">
          <table:table-cell table:style-name="ce2" office:value-type="date" office:date-value="2009-08-26" calcext:value-type="date" table:number-columns-spanned="1" table:number-rows-spanned="4">
            <text:p>2009-08-26</text:p>
          </table:table-cell>
          <table:table-cell table:style-name="ce6" office:value-type="string" calcext:value-type="string">
            <text:p>No FS </text:p>
          </table:table-cell>
          <table:table-cell table:style-name="ce19" office:value-type="float" office:value="0.99623" calcext:value-type="float">
            <text:p>0.99623</text:p>
          </table:table-cell>
          <table:table-cell table:style-name="ce36" office:value-type="float" office:value="0.99836" calcext:value-type="float">
            <text:p>0.99836</text:p>
          </table:table-cell>
          <table:table-cell table:style-name="ce17" office:value-type="float" office:value="0.99587" calcext:value-type="float">
            <text:p>0.99587</text:p>
          </table:table-cell>
          <table:table-cell table:style-name="ce44" office:value-type="float" office:value="0.96964" calcext:value-type="float">
            <text:p>0.96964</text:p>
          </table:table-cell>
          <table:table-cell table:number-columns-repeated="2"/>
          <table:table-cell table:formula="of:=AVERAGE([.C35:.F35])" office:value-type="float" office:value="0.990025" calcext:value-type="float">
            <text:p>0.9900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41" office:value-type="float" office:value="0.9977" calcext:value-type="float">
            <text:p>0.9977</text:p>
          </table:table-cell>
          <table:table-cell office:value-type="string" calcext:value-type="string">
            <text:p>-- </text:p>
          </table:table-cell>
          <table:table-cell office:value-type="float" office:value="0.99369" calcext:value-type="float">
            <text:p>0.99369</text:p>
          </table:table-cell>
          <table:table-cell table:style-name="ce45" office:value-type="float" office:value="0.96028" calcext:value-type="float">
            <text:p>0.96028</text:p>
          </table:table-cell>
          <table:table-cell table:number-columns-repeated="2"/>
          <table:table-cell table:formula="of:=AVERAGE([.C36:.F36])" office:value-type="float" office:value="0.98389" calcext:value-type="float">
            <text:p>0.98389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41" office:value-type="float" office:value="0.99928" calcext:value-type="float">
            <text:p>0.99928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0.99656" calcext:value-type="float">
            <text:p>0.99656</text:p>
          </table:table-cell>
          <table:table-cell table:style-name="ce45" office:value-type="float" office:value="0.94544" calcext:value-type="float">
            <text:p>0.94544</text:p>
          </table:table-cell>
          <table:table-cell table:number-columns-repeated="2"/>
          <table:table-cell table:formula="of:=AVERAGE([.C37:.F37])" office:value-type="float" office:value="0.984265" calcext:value-type="float">
            <text:p>0.98426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42" office:value-type="float" office:value="0.99932" calcext:value-type="float">
            <text:p>0.99932</text:p>
          </table:table-cell>
          <table:table-cell table:style-name="ce18" office:value-type="float" office:value="0.9979" calcext:value-type="float">
            <text:p>0.9979</text:p>
          </table:table-cell>
          <table:table-cell table:style-name="ce18" office:value-type="float" office:value="0.99744" calcext:value-type="float">
            <text:p>0.99744</text:p>
          </table:table-cell>
          <table:table-cell table:style-name="ce46" office:value-type="float" office:value="0.97674" calcext:value-type="float">
            <text:p>0.97674</text:p>
          </table:table-cell>
          <table:table-cell table:number-columns-repeated="2"/>
          <table:table-cell table:formula="of:=AVERAGE([.C38:.F38])" office:value-type="float" office:value="0.99285" calcext:value-type="float">
            <text:p>0.992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AVERAGE([.I3:.I38])" office:value-type="float" office:value="0.973149976851852" calcext:value-type="float">
            <text:p>0.973149976851852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aldshorttermdata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3" table:default-cell-style-name="ce9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 Dataset</text:p>
          </table:table-cell>
          <table:table-cell table:style-name="ce1" office:value-type="string" calcext:value-type="string" table:number-columns-spanned="1" table:number-rows-spanned="2">
            <text:p><text:s/>Feature Selection</text:p>
          </table:table-cell>
          <table:table-cell table:style-name="ce32" office:value-type="string" calcext:value-type="string" table:number-columns-spanned="4" table:number-rows-spanned="1">
            <text:p>Learner</text:p>
          </table:table-cell>
          <table:covered-table-cell table:number-columns-repeated="3" table:style-name="ce32"/>
          <table:table-cell table:number-columns-repeated="3"/>
        </table:table-row>
        <table:table-row table:style-name="ro1">
          <table:covered-table-cell table:style-name="ce1"/>
          <table:covered-table-cell table:style-name="ce32"/>
          <table:table-cell table:style-name="ce32" office:value-type="string" calcext:value-type="string">
            <text:p><text:s/>5-NN</text:p>
          </table:table-cell>
          <table:table-cell table:style-name="ce32" office:value-type="string" calcext:value-type="string">
            <text:p><text:s/>C4.5D</text:p>
          </table:table-cell>
          <table:table-cell table:style-name="ce32" office:value-type="string" calcext:value-type="string">
            <text:p><text:s/>C4.5N</text:p>
          </table:table-cell>
          <table:table-cell table:style-name="ce32" office:value-type="string" calcext:value-type="string">
            <text:p><text:s/>NB</text:p>
          </table:table-cell>
          <table:table-cell table:number-columns-repeated="3"/>
        </table:table-row>
        <table:table-row table:style-name="ro1">
          <table:table-cell table:style-name="ce2" office:value-type="date" office:date-value="2008-07-10" calcext:value-type="date" table:number-columns-spanned="1" table:number-rows-spanned="4">
            <text:p>2008-07-10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982" calcext:value-type="float">
            <text:p>0.99820</text:p>
          </table:table-cell>
          <table:table-cell table:style-name="ce57" office:value-type="float" office:value="0.99836" calcext:value-type="float">
            <text:p>0.99836</text:p>
          </table:table-cell>
          <table:table-cell table:style-name="ce51" office:value-type="float" office:value="0.99654" calcext:value-type="float">
            <text:p>0.99654</text:p>
          </table:table-cell>
          <table:table-cell table:style-name="ce59" office:value-type="float" office:value="0.98764" calcext:value-type="float">
            <text:p>0.98764</text:p>
          </table:table-cell>
          <table:table-cell table:number-columns-repeated="2"/>
          <table:table-cell table:formula="of:=AVERAGE([.C3:.F3])" office:value-type="float" office:value="0.995185" calcext:value-type="float">
            <text:p>0.99518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8956" calcext:value-type="float">
            <text:p>0.98956</text:p>
          </table:table-cell>
          <table:table-cell table:style-name="ce51" office:value-type="string" calcext:value-type="string">
            <text:p><text:s/>-- </text:p>
          </table:table-cell>
          <table:table-cell table:style-name="ce53" office:value-type="float" office:value="0.9852" calcext:value-type="float">
            <text:p>0.98520</text:p>
          </table:table-cell>
          <table:table-cell table:style-name="ce55" office:value-type="float" office:value="0.98552" calcext:value-type="float">
            <text:p>0.98552</text:p>
          </table:table-cell>
          <table:table-cell table:number-columns-repeated="2"/>
          <table:table-cell table:formula="of:=AVERAGE([.C4:.F4])" office:value-type="float" office:value="0.98676" calcext:value-type="float">
            <text:p>0.98676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3" office:value-type="float" office:value="0.99909" calcext:value-type="float">
            <text:p>0.99909</text:p>
          </table:table-cell>
          <table:table-cell table:style-name="ce53" office:value-type="float" office:value="0.99863" calcext:value-type="float">
            <text:p>0.99863</text:p>
          </table:table-cell>
          <table:table-cell table:style-name="ce52" office:value-type="float" office:value="0.99914" calcext:value-type="float">
            <text:p>0.99914</text:p>
          </table:table-cell>
          <table:table-cell table:style-name="ce55" office:value-type="float" office:value="0.98816" calcext:value-type="float">
            <text:p>0.98816</text:p>
          </table:table-cell>
          <table:table-cell table:number-columns-repeated="2"/>
          <table:table-cell table:formula="of:=AVERAGE([.C5:.F5])" office:value-type="float" office:value="0.996255" calcext:value-type="float">
            <text:p>0.99625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947" calcext:value-type="float">
            <text:p>0.99947</text:p>
          </table:table-cell>
          <table:table-cell table:style-name="ce54" office:value-type="float" office:value="0.99912" calcext:value-type="float">
            <text:p>0.99912</text:p>
          </table:table-cell>
          <table:table-cell table:style-name="ce56" office:value-type="float" office:value="0.9995" calcext:value-type="float">
            <text:p>0.99950</text:p>
          </table:table-cell>
          <table:table-cell table:style-name="ce58" office:value-type="float" office:value="0.99649" calcext:value-type="float">
            <text:p>0.99649</text:p>
          </table:table-cell>
          <table:table-cell table:number-columns-repeated="2"/>
          <table:table-cell table:formula="of:=AVERAGE([.C6:.F6])" office:value-type="float" office:value="0.998645" calcext:value-type="float">
            <text:p>0.998645</text:p>
          </table:table-cell>
        </table:table-row>
        <table:table-row table:style-name="ro1">
          <table:table-cell table:style-name="ce2" office:value-type="date" office:date-value="2008-07-25" calcext:value-type="date" table:number-columns-spanned="1" table:number-rows-spanned="4">
            <text:p>2008-07-25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9874" calcext:value-type="float">
            <text:p>0.99874</text:p>
          </table:table-cell>
          <table:table-cell table:style-name="ce57" office:value-type="float" office:value="0.99952" calcext:value-type="float">
            <text:p>0.99952</text:p>
          </table:table-cell>
          <table:table-cell table:style-name="ce51" office:value-type="float" office:value="0.99682" calcext:value-type="float">
            <text:p>0.99682</text:p>
          </table:table-cell>
          <table:table-cell table:style-name="ce59" office:value-type="float" office:value="0.98129" calcext:value-type="float">
            <text:p>0.98129</text:p>
          </table:table-cell>
          <table:table-cell table:number-columns-repeated="2"/>
          <table:table-cell table:formula="of:=AVERAGE([.C7:.F7])" office:value-type="float" office:value="0.9940925" calcext:value-type="float">
            <text:p>0.99409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9926" calcext:value-type="float">
            <text:p>0.99926</text:p>
          </table:table-cell>
          <table:table-cell table:style-name="ce53" office:value-type="string" calcext:value-type="string">
            <text:p><text:s/>-- </text:p>
          </table:table-cell>
          <table:table-cell table:style-name="ce53" office:value-type="float" office:value="0.99583" calcext:value-type="float">
            <text:p>0.99583</text:p>
          </table:table-cell>
          <table:table-cell table:style-name="ce55" office:value-type="float" office:value="0.99233" calcext:value-type="float">
            <text:p>0.99233</text:p>
          </table:table-cell>
          <table:table-cell table:number-columns-repeated="2"/>
          <table:table-cell table:formula="of:=AVERAGE([.C8:.F8])" office:value-type="float" office:value="0.995806666666667" calcext:value-type="float">
            <text:p>0.99580666666666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939" calcext:value-type="float">
            <text:p>0.99939</text:p>
          </table:table-cell>
          <table:table-cell table:style-name="ce53" office:value-type="float" office:value="0.99638" calcext:value-type="float">
            <text:p>0.99638</text:p>
          </table:table-cell>
          <table:table-cell table:style-name="ce53" office:value-type="float" office:value="0.99897" calcext:value-type="float">
            <text:p>0.99897</text:p>
          </table:table-cell>
          <table:table-cell table:style-name="ce55" office:value-type="float" office:value="0.96832" calcext:value-type="float">
            <text:p>0.96832</text:p>
          </table:table-cell>
          <table:table-cell table:number-columns-repeated="2"/>
          <table:table-cell table:formula="of:=AVERAGE([.C9:.F9])" office:value-type="float" office:value="0.990765" calcext:value-type="float">
            <text:p>0.99076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96" calcext:value-type="float">
            <text:p>0.99960</text:p>
          </table:table-cell>
          <table:table-cell table:style-name="ce54" office:value-type="float" office:value="0.9992" calcext:value-type="float">
            <text:p>0.99920</text:p>
          </table:table-cell>
          <table:table-cell table:style-name="ce56" office:value-type="float" office:value="0.99964" calcext:value-type="float">
            <text:p>0.99964</text:p>
          </table:table-cell>
          <table:table-cell table:style-name="ce58" office:value-type="float" office:value="0.98927" calcext:value-type="float">
            <text:p>0.98927</text:p>
          </table:table-cell>
          <table:table-cell table:number-columns-repeated="2"/>
          <table:table-cell table:formula="of:=AVERAGE([.C10:.F10])" office:value-type="float" office:value="0.9969275" calcext:value-type="float">
            <text:p>0.9969275</text:p>
          </table:table-cell>
        </table:table-row>
        <table:table-row table:style-name="ro1">
          <table:table-cell table:style-name="ce2" office:value-type="date" office:date-value="2008-08-10" calcext:value-type="date" table:number-columns-spanned="1" table:number-rows-spanned="4">
            <text:p>2008-08-10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9722" calcext:value-type="float">
            <text:p>0.99722</text:p>
          </table:table-cell>
          <table:table-cell table:style-name="ce57" office:value-type="float" office:value="0.99782" calcext:value-type="float">
            <text:p>0.99782</text:p>
          </table:table-cell>
          <table:table-cell table:style-name="ce51" office:value-type="float" office:value="0.99745" calcext:value-type="float">
            <text:p>0.99745</text:p>
          </table:table-cell>
          <table:table-cell table:style-name="ce59" office:value-type="float" office:value="0.98862" calcext:value-type="float">
            <text:p>0.98862</text:p>
          </table:table-cell>
          <table:table-cell table:number-columns-repeated="2"/>
          <table:table-cell table:formula="of:=AVERAGE([.C11:.F11])" office:value-type="float" office:value="0.9952775" calcext:value-type="float">
            <text:p>0.995277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5" office:value-type="float" office:value="0.97955" calcext:value-type="float">
            <text:p>0.97955</text:p>
          </table:table-cell>
          <table:table-cell table:style-name="ce53" office:value-type="string" calcext:value-type="string">
            <text:p><text:s/>-- </text:p>
          </table:table-cell>
          <table:table-cell table:style-name="ce52" office:value-type="float" office:value="0.99555" calcext:value-type="float">
            <text:p>0.99555</text:p>
          </table:table-cell>
          <table:table-cell table:style-name="ce53" office:value-type="float" office:value="0.99225" calcext:value-type="float">
            <text:p>0.99225</text:p>
          </table:table-cell>
          <table:table-cell table:number-columns-repeated="2"/>
          <table:table-cell table:formula="of:=AVERAGE([.C12:.F12])" office:value-type="float" office:value="0.989116666666667" calcext:value-type="float">
            <text:p>0.98911666666666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ROC </text:p>
          </table:table-cell>
          <table:table-cell table:style-name="ce52" office:value-type="float" office:value="0.99928" calcext:value-type="float">
            <text:p>0.99928</text:p>
          </table:table-cell>
          <table:table-cell table:style-name="ce53" office:value-type="float" office:value="0.99739" calcext:value-type="float">
            <text:p>0.99739</text:p>
          </table:table-cell>
          <table:table-cell table:style-name="ce53" office:value-type="float" office:value="0.99885" calcext:value-type="float">
            <text:p>0.99885</text:p>
          </table:table-cell>
          <table:table-cell table:style-name="ce55" office:value-type="float" office:value="0.98605" calcext:value-type="float">
            <text:p>0.98605</text:p>
          </table:table-cell>
          <table:table-cell table:number-columns-repeated="2"/>
          <table:table-cell table:formula="of:=AVERAGE([.C13:.F13])" office:value-type="float" office:value="0.9953925" calcext:value-type="float">
            <text:p>0.995392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6" office:value-type="float" office:value="0.99943" calcext:value-type="float">
            <text:p>0.99943</text:p>
          </table:table-cell>
          <table:table-cell table:style-name="ce54" office:value-type="float" office:value="0.99895" calcext:value-type="float">
            <text:p>0.99895</text:p>
          </table:table-cell>
          <table:table-cell table:style-name="ce54" office:value-type="float" office:value="0.99938" calcext:value-type="float">
            <text:p>0.99938</text:p>
          </table:table-cell>
          <table:table-cell table:style-name="ce58" office:value-type="float" office:value="0.99645" calcext:value-type="float">
            <text:p>0.99645</text:p>
          </table:table-cell>
          <table:table-cell table:number-columns-repeated="2"/>
          <table:table-cell table:formula="of:=AVERAGE([.C14:.F14])" office:value-type="float" office:value="0.9985525" calcext:value-type="float">
            <text:p>0.9985525</text:p>
          </table:table-cell>
        </table:table-row>
        <table:table-row table:style-name="ro1">
          <table:table-cell table:style-name="ce2" office:value-type="date" office:date-value="2008-08-25" calcext:value-type="date" table:number-columns-spanned="1" table:number-rows-spanned="4">
            <text:p>2008-08-25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9088" calcext:value-type="float">
            <text:p>0.99088</text:p>
          </table:table-cell>
          <table:table-cell table:style-name="ce57" office:value-type="float" office:value="0.99708" calcext:value-type="float">
            <text:p>0.99708</text:p>
          </table:table-cell>
          <table:table-cell table:style-name="ce51" office:value-type="float" office:value="0.99458" calcext:value-type="float">
            <text:p>0.99458</text:p>
          </table:table-cell>
          <table:table-cell table:style-name="ce59" office:value-type="float" office:value="0.987" calcext:value-type="float">
            <text:p>0.98700</text:p>
          </table:table-cell>
          <table:table-cell table:number-columns-repeated="2"/>
          <table:table-cell table:formula="of:=AVERAGE([.C15:.F15])" office:value-type="float" office:value="0.992385" calcext:value-type="float">
            <text:p>0.99238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9893" calcext:value-type="float">
            <text:p>0.99893</text:p>
          </table:table-cell>
          <table:table-cell table:style-name="ce53" office:value-type="string" calcext:value-type="string">
            <text:p><text:s/>-- </text:p>
          </table:table-cell>
          <table:table-cell table:style-name="ce53" office:value-type="float" office:value="0.9966" calcext:value-type="float">
            <text:p>0.99660</text:p>
          </table:table-cell>
          <table:table-cell table:style-name="ce55" office:value-type="float" office:value="0.99452" calcext:value-type="float">
            <text:p>0.99452</text:p>
          </table:table-cell>
          <table:table-cell table:number-columns-repeated="2"/>
          <table:table-cell table:formula="of:=AVERAGE([.C16:.F16])" office:value-type="float" office:value="0.996683333333333" calcext:value-type="float">
            <text:p>0.996683333333333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3" office:value-type="float" office:value="0.99403" calcext:value-type="float">
            <text:p>0.99403</text:p>
          </table:table-cell>
          <table:table-cell table:style-name="ce55" office:value-type="float" office:value="0.99762" calcext:value-type="float">
            <text:p>0.99762</text:p>
          </table:table-cell>
          <table:table-cell table:style-name="ce52" office:value-type="float" office:value="0.99913" calcext:value-type="float">
            <text:p>0.99913</text:p>
          </table:table-cell>
          <table:table-cell table:style-name="ce53" office:value-type="float" office:value="0.98877" calcext:value-type="float">
            <text:p>0.98877</text:p>
          </table:table-cell>
          <table:table-cell table:number-columns-repeated="2"/>
          <table:table-cell table:formula="of:=AVERAGE([.C17:.F17])" office:value-type="float" office:value="0.9948875" calcext:value-type="float">
            <text:p>0.994887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962" calcext:value-type="float">
            <text:p>0.99962</text:p>
          </table:table-cell>
          <table:table-cell table:style-name="ce54" office:value-type="float" office:value="0.99943" calcext:value-type="float">
            <text:p>0.99943</text:p>
          </table:table-cell>
          <table:table-cell table:style-name="ce56" office:value-type="float" office:value="0.99965" calcext:value-type="float">
            <text:p>0.99965</text:p>
          </table:table-cell>
          <table:table-cell table:style-name="ce58" office:value-type="float" office:value="0.99692" calcext:value-type="float">
            <text:p>0.99692</text:p>
          </table:table-cell>
          <table:table-cell table:number-columns-repeated="2"/>
          <table:table-cell table:formula="of:=AVERAGE([.C18:.F18])" office:value-type="float" office:value="0.998905" calcext:value-type="float">
            <text:p>0.998905</text:p>
          </table:table-cell>
        </table:table-row>
        <table:table-row table:style-name="ro1">
          <table:table-cell table:style-name="ce2" office:value-type="date" office:date-value="2008-09-10" calcext:value-type="date" table:number-columns-spanned="1" table:number-rows-spanned="4">
            <text:p>2008-09-10</text:p>
          </table:table-cell>
          <table:table-cell table:style-name="ce6" office:value-type="string" calcext:value-type="string">
            <text:p>No FS </text:p>
          </table:table-cell>
          <table:table-cell table:style-name="ce57" office:value-type="float" office:value="0.99508" calcext:value-type="float">
            <text:p>0.99508</text:p>
          </table:table-cell>
          <table:table-cell table:style-name="ce51" office:value-type="float" office:value="0.99187" calcext:value-type="float">
            <text:p>0.99187</text:p>
          </table:table-cell>
          <table:table-cell table:style-name="ce51" office:value-type="float" office:value="0.99394" calcext:value-type="float">
            <text:p>0.99394</text:p>
          </table:table-cell>
          <table:table-cell table:style-name="ce59" office:value-type="float" office:value="0.98659" calcext:value-type="float">
            <text:p>0.98659</text:p>
          </table:table-cell>
          <table:table-cell table:number-columns-repeated="2"/>
          <table:table-cell table:formula="of:=AVERAGE([.C19:.F19])" office:value-type="float" office:value="0.99187" calcext:value-type="float">
            <text:p>0.99187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3" office:value-type="float" office:value="0.99458" calcext:value-type="float">
            <text:p>0.99458</text:p>
          </table:table-cell>
          <table:table-cell table:style-name="ce53" office:value-type="string" calcext:value-type="string">
            <text:p><text:s/>-- </text:p>
          </table:table-cell>
          <table:table-cell table:style-name="ce52" office:value-type="float" office:value="0.99535" calcext:value-type="float">
            <text:p>0.99535</text:p>
          </table:table-cell>
          <table:table-cell table:style-name="ce55" office:value-type="float" office:value="0.98608" calcext:value-type="float">
            <text:p>0.98608</text:p>
          </table:table-cell>
          <table:table-cell table:number-columns-repeated="2"/>
          <table:table-cell table:formula="of:=AVERAGE([.C20:.F20])" office:value-type="float" office:value="0.992003333333333" calcext:value-type="float">
            <text:p>0.992003333333333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3" office:value-type="float" office:value="0.99816" calcext:value-type="float">
            <text:p>0.99816</text:p>
          </table:table-cell>
          <table:table-cell table:style-name="ce53" office:value-type="float" office:value="0.99709" calcext:value-type="float">
            <text:p>0.99709</text:p>
          </table:table-cell>
          <table:table-cell table:style-name="ce52" office:value-type="float" office:value="0.99898" calcext:value-type="float">
            <text:p>0.99898</text:p>
          </table:table-cell>
          <table:table-cell table:style-name="ce55" office:value-type="float" office:value="0.98451" calcext:value-type="float">
            <text:p>0.98451</text:p>
          </table:table-cell>
          <table:table-cell table:number-columns-repeated="2"/>
          <table:table-cell table:formula="of:=AVERAGE([.C21:.F21])" office:value-type="float" office:value="0.994685" calcext:value-type="float">
            <text:p>0.99468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807" calcext:value-type="float">
            <text:p>0.99807</text:p>
          </table:table-cell>
          <table:table-cell table:style-name="ce54" office:value-type="float" office:value="0.99895" calcext:value-type="float">
            <text:p>0.99895</text:p>
          </table:table-cell>
          <table:table-cell table:style-name="ce56" office:value-type="float" office:value="0.99958" calcext:value-type="float">
            <text:p>0.99958</text:p>
          </table:table-cell>
          <table:table-cell table:style-name="ce58" office:value-type="float" office:value="0.99757" calcext:value-type="float">
            <text:p>0.99757</text:p>
          </table:table-cell>
          <table:table-cell table:number-columns-repeated="2"/>
          <table:table-cell table:formula="of:=AVERAGE([.C22:.F22])" office:value-type="float" office:value="0.9985425" calcext:value-type="float">
            <text:p>0.9985425</text:p>
          </table:table-cell>
        </table:table-row>
        <table:table-row table:style-name="ro1">
          <table:table-cell table:style-name="ce2" office:value-type="date" office:date-value="2008-09-23" calcext:value-type="date" table:number-columns-spanned="1" table:number-rows-spanned="4">
            <text:p>2008-09-23</text:p>
          </table:table-cell>
          <table:table-cell table:style-name="ce6" office:value-type="string" calcext:value-type="string">
            <text:p>No FS </text:p>
          </table:table-cell>
          <table:table-cell table:style-name="ce57" office:value-type="float" office:value="0.99809" calcext:value-type="float">
            <text:p>0.99809</text:p>
          </table:table-cell>
          <table:table-cell table:style-name="ce51" office:value-type="float" office:value="0.99252" calcext:value-type="float">
            <text:p>0.99252</text:p>
          </table:table-cell>
          <table:table-cell table:style-name="ce51" office:value-type="float" office:value="0.98971" calcext:value-type="float">
            <text:p>0.98971</text:p>
          </table:table-cell>
          <table:table-cell table:style-name="ce59" office:value-type="float" office:value="0.97441" calcext:value-type="float">
            <text:p>0.97441</text:p>
          </table:table-cell>
          <table:table-cell table:number-columns-repeated="2"/>
          <table:table-cell table:formula="of:=AVERAGE([.C23:.F23])" office:value-type="float" office:value="0.9886825" calcext:value-type="float">
            <text:p>0.98868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5" office:value-type="float" office:value="0.93165" calcext:value-type="float">
            <text:p>0.93165</text:p>
          </table:table-cell>
          <table:table-cell table:style-name="ce53" office:value-type="string" calcext:value-type="string">
            <text:p><text:s/>-- </text:p>
          </table:table-cell>
          <table:table-cell table:style-name="ce52" office:value-type="float" office:value="0.98604" calcext:value-type="float">
            <text:p>0.98604</text:p>
          </table:table-cell>
          <table:table-cell table:style-name="ce53" office:value-type="float" office:value="0.97542" calcext:value-type="float">
            <text:p>0.97542</text:p>
          </table:table-cell>
          <table:table-cell table:number-columns-repeated="2"/>
          <table:table-cell table:formula="of:=AVERAGE([.C24:.F24])" office:value-type="float" office:value="0.96437" calcext:value-type="float">
            <text:p>0.9643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881" calcext:value-type="float">
            <text:p>0.99881</text:p>
          </table:table-cell>
          <table:table-cell table:style-name="ce53" office:value-type="float" office:value="0.99554" calcext:value-type="float">
            <text:p>0.99554</text:p>
          </table:table-cell>
          <table:table-cell table:style-name="ce53" office:value-type="float" office:value="0.9983" calcext:value-type="float">
            <text:p>0.99830</text:p>
          </table:table-cell>
          <table:table-cell table:style-name="ce55" office:value-type="float" office:value="0.97342" calcext:value-type="float">
            <text:p>0.97342</text:p>
          </table:table-cell>
          <table:table-cell table:number-columns-repeated="2"/>
          <table:table-cell table:formula="of:=AVERAGE([.C25:.F25])" office:value-type="float" office:value="0.9915175" calcext:value-type="float">
            <text:p>0.991517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6" office:value-type="float" office:value="0.99943" calcext:value-type="float">
            <text:p>0.99943</text:p>
          </table:table-cell>
          <table:table-cell table:style-name="ce58" office:value-type="float" office:value="0.94104" calcext:value-type="float">
            <text:p>0.94104</text:p>
          </table:table-cell>
          <table:table-cell table:style-name="ce54" office:value-type="float" office:value="0.99645" calcext:value-type="float">
            <text:p>0.99645</text:p>
          </table:table-cell>
          <table:table-cell table:style-name="ce54" office:value-type="float" office:value="0.9991" calcext:value-type="float">
            <text:p>0.99910</text:p>
          </table:table-cell>
          <table:table-cell table:number-columns-repeated="2"/>
          <table:table-cell table:formula="of:=AVERAGE([.C26:.F26])" office:value-type="float" office:value="0.984005" calcext:value-type="float">
            <text:p>0.984005</text:p>
          </table:table-cell>
        </table:table-row>
        <table:table-row table:style-name="ro1">
          <table:table-cell table:style-name="ce2" office:value-type="date" office:date-value="2008-10-10" calcext:value-type="date" table:number-columns-spanned="1" table:number-rows-spanned="4">
            <text:p>2008-10-10</text:p>
          </table:table-cell>
          <table:table-cell table:style-name="ce6" office:value-type="string" calcext:value-type="string">
            <text:p>No FS </text:p>
          </table:table-cell>
          <table:table-cell table:style-name="ce57" office:value-type="float" office:value="0.99715" calcext:value-type="float">
            <text:p>0.99715</text:p>
          </table:table-cell>
          <table:table-cell table:style-name="ce51" office:value-type="float" office:value="0.98938" calcext:value-type="float">
            <text:p>0.98938</text:p>
          </table:table-cell>
          <table:table-cell table:style-name="ce51" office:value-type="float" office:value="0.98526" calcext:value-type="float">
            <text:p>0.98526</text:p>
          </table:table-cell>
          <table:table-cell table:style-name="ce59" office:value-type="float" office:value="0.97826" calcext:value-type="float">
            <text:p>0.97826</text:p>
          </table:table-cell>
          <table:table-cell table:number-columns-repeated="2"/>
          <table:table-cell table:formula="of:=AVERAGE([.C27:.F27])" office:value-type="float" office:value="0.9875125" calcext:value-type="float">
            <text:p>0.98751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9316" calcext:value-type="float">
            <text:p>0.99316</text:p>
          </table:table-cell>
          <table:table-cell table:style-name="ce53" office:value-type="string" calcext:value-type="string">
            <text:p><text:s/>-- </text:p>
          </table:table-cell>
          <table:table-cell table:style-name="ce55" office:value-type="float" office:value="0.97713" calcext:value-type="float">
            <text:p>0.97713</text:p>
          </table:table-cell>
          <table:table-cell table:style-name="ce53" office:value-type="float" office:value="0.98024" calcext:value-type="float">
            <text:p>0.98024</text:p>
          </table:table-cell>
          <table:table-cell table:number-columns-repeated="2"/>
          <table:table-cell table:formula="of:=AVERAGE([.C28:.F28])" office:value-type="float" office:value="0.98351" calcext:value-type="float">
            <text:p>0.98351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922" calcext:value-type="float">
            <text:p>0.99922</text:p>
          </table:table-cell>
          <table:table-cell table:style-name="ce53" office:value-type="float" office:value="0.992" calcext:value-type="float">
            <text:p>0.99200</text:p>
          </table:table-cell>
          <table:table-cell table:style-name="ce53" office:value-type="float" office:value="0.99413" calcext:value-type="float">
            <text:p>0.99413</text:p>
          </table:table-cell>
          <table:table-cell table:style-name="ce55" office:value-type="float" office:value="0.98504" calcext:value-type="float">
            <text:p>0.98504</text:p>
          </table:table-cell>
          <table:table-cell table:number-columns-repeated="2"/>
          <table:table-cell table:formula="of:=AVERAGE([.C29:.F29])" office:value-type="float" office:value="0.9925975" calcext:value-type="float">
            <text:p>0.992597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6" office:value-type="float" office:value="0.99936" calcext:value-type="float">
            <text:p>0.99936</text:p>
          </table:table-cell>
          <table:table-cell table:style-name="ce58" office:value-type="float" office:value="0.95132" calcext:value-type="float">
            <text:p>0.95132</text:p>
          </table:table-cell>
          <table:table-cell table:style-name="ce54" office:value-type="float" office:value="0.99501" calcext:value-type="float">
            <text:p>0.99501</text:p>
          </table:table-cell>
          <table:table-cell table:style-name="ce54" office:value-type="float" office:value="0.99646" calcext:value-type="float">
            <text:p>0.99646</text:p>
          </table:table-cell>
          <table:table-cell table:number-columns-repeated="2"/>
          <table:table-cell table:formula="of:=AVERAGE([.C30:.F30])" office:value-type="float" office:value="0.9855375" calcext:value-type="float">
            <text:p>0.9855375</text:p>
          </table:table-cell>
        </table:table-row>
        <table:table-row table:style-name="ro1">
          <table:table-cell table:style-name="ce2" office:value-type="date" office:date-value="2008-10-25" calcext:value-type="date" table:number-columns-spanned="1" table:number-rows-spanned="4">
            <text:p>2008-10-25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9932" calcext:value-type="float">
            <text:p>0.99932</text:p>
          </table:table-cell>
          <table:table-cell table:style-name="ce57" office:value-type="float" office:value="0.99947" calcext:value-type="float">
            <text:p>0.99947</text:p>
          </table:table-cell>
          <table:table-cell table:style-name="ce51" office:value-type="float" office:value="0.99541" calcext:value-type="float">
            <text:p>0.99541</text:p>
          </table:table-cell>
          <table:table-cell table:style-name="ce59" office:value-type="float" office:value="0.9835" calcext:value-type="float">
            <text:p>0.98350</text:p>
          </table:table-cell>
          <table:table-cell table:number-columns-repeated="2"/>
          <table:table-cell table:formula="of:=AVERAGE([.C31:.F31])" office:value-type="float" office:value="0.994425" calcext:value-type="float">
            <text:p>0.9944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9042" calcext:value-type="float">
            <text:p>0.99042</text:p>
          </table:table-cell>
          <table:table-cell table:style-name="ce53" office:value-type="string" calcext:value-type="string">
            <text:p><text:s/>-- </text:p>
          </table:table-cell>
          <table:table-cell table:style-name="ce53" office:value-type="float" office:value="0.9899" calcext:value-type="float">
            <text:p>0.98990</text:p>
          </table:table-cell>
          <table:table-cell table:style-name="ce55" office:value-type="float" office:value="0.97289" calcext:value-type="float">
            <text:p>0.97289</text:p>
          </table:table-cell>
          <table:table-cell table:number-columns-repeated="2"/>
          <table:table-cell table:formula="of:=AVERAGE([.C32:.F32])" office:value-type="float" office:value="0.984403333333333" calcext:value-type="float">
            <text:p>0.984403333333333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969" calcext:value-type="float">
            <text:p>0.99969</text:p>
          </table:table-cell>
          <table:table-cell table:style-name="ce53" office:value-type="float" office:value="0.99292" calcext:value-type="float">
            <text:p>0.99292</text:p>
          </table:table-cell>
          <table:table-cell table:style-name="ce53" office:value-type="float" office:value="0.99577" calcext:value-type="float">
            <text:p>0.99577</text:p>
          </table:table-cell>
          <table:table-cell table:style-name="ce55" office:value-type="float" office:value="0.97895" calcext:value-type="float">
            <text:p>0.97895</text:p>
          </table:table-cell>
          <table:table-cell table:number-columns-repeated="2"/>
          <table:table-cell table:formula="of:=AVERAGE([.C33:.F33])" office:value-type="float" office:value="0.9918325" calcext:value-type="float">
            <text:p>0.991832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6" office:value-type="float" office:value="0.99962" calcext:value-type="float">
            <text:p>0.99962</text:p>
          </table:table-cell>
          <table:table-cell table:style-name="ce54" office:value-type="float" office:value="0.9967" calcext:value-type="float">
            <text:p>0.99670</text:p>
          </table:table-cell>
          <table:table-cell table:style-name="ce58" office:value-type="float" office:value="0.9966" calcext:value-type="float">
            <text:p>0.99660</text:p>
          </table:table-cell>
          <table:table-cell table:style-name="ce54" office:value-type="float" office:value="0.99911" calcext:value-type="float">
            <text:p>0.99911</text:p>
          </table:table-cell>
          <table:table-cell table:number-columns-repeated="2"/>
          <table:table-cell table:formula="of:=AVERAGE([.C34:.F34])" office:value-type="float" office:value="0.9980075" calcext:value-type="float">
            <text:p>0.9980075</text:p>
          </table:table-cell>
        </table:table-row>
        <table:table-row table:style-name="ro1">
          <table:table-cell table:style-name="ce2" office:value-type="date" office:date-value="2008-11-10" calcext:value-type="date" table:number-columns-spanned="1" table:number-rows-spanned="4">
            <text:p>2008-11-10</text:p>
          </table:table-cell>
          <table:table-cell table:style-name="ce6" office:value-type="string" calcext:value-type="string">
            <text:p>No FS </text:p>
          </table:table-cell>
          <table:table-cell table:style-name="ce57" office:value-type="float" office:value="0.99469" calcext:value-type="float">
            <text:p>0.99469</text:p>
          </table:table-cell>
          <table:table-cell table:style-name="ce51" office:value-type="float" office:value="0.98841" calcext:value-type="float">
            <text:p>0.98841</text:p>
          </table:table-cell>
          <table:table-cell table:style-name="ce59" office:value-type="float" office:value="0.9794" calcext:value-type="float">
            <text:p>0.97940</text:p>
          </table:table-cell>
          <table:table-cell table:style-name="ce51" office:value-type="float" office:value="0.98238" calcext:value-type="float">
            <text:p>0.98238</text:p>
          </table:table-cell>
          <table:table-cell table:number-columns-repeated="2"/>
          <table:table-cell table:formula="of:=AVERAGE([.C35:.F35])" office:value-type="float" office:value="0.98622" calcext:value-type="float">
            <text:p>0.98622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5" office:value-type="float" office:value="0.9797" calcext:value-type="float">
            <text:p>0.97970</text:p>
          </table:table-cell>
          <table:table-cell table:style-name="ce53" office:value-type="string" calcext:value-type="string">
            <text:p><text:s/>-- </text:p>
          </table:table-cell>
          <table:table-cell table:style-name="ce53" office:value-type="float" office:value="0.98477" calcext:value-type="float">
            <text:p>0.98477</text:p>
          </table:table-cell>
          <table:table-cell table:style-name="ce52" office:value-type="float" office:value="0.98543" calcext:value-type="float">
            <text:p>0.98543</text:p>
          </table:table-cell>
          <table:table-cell table:number-columns-repeated="2"/>
          <table:table-cell table:formula="of:=AVERAGE([.C36:.F36])" office:value-type="float" office:value="0.9833" calcext:value-type="float">
            <text:p>0.9833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687" calcext:value-type="float">
            <text:p>0.99687</text:p>
          </table:table-cell>
          <table:table-cell table:style-name="ce53" office:value-type="float" office:value="0.98847" calcext:value-type="float">
            <text:p>0.98847</text:p>
          </table:table-cell>
          <table:table-cell table:style-name="ce53" office:value-type="float" office:value="0.99354" calcext:value-type="float">
            <text:p>0.99354</text:p>
          </table:table-cell>
          <table:table-cell table:style-name="ce55" office:value-type="float" office:value="0.98055" calcext:value-type="float">
            <text:p>0.98055</text:p>
          </table:table-cell>
          <table:table-cell table:number-columns-repeated="2"/>
          <table:table-cell table:formula="of:=AVERAGE([.C37:.F37])" office:value-type="float" office:value="0.9898575" calcext:value-type="float">
            <text:p>0.989857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578" calcext:value-type="float">
            <text:p>0.99578</text:p>
          </table:table-cell>
          <table:table-cell table:style-name="ce58" office:value-type="float" office:value="0.95695" calcext:value-type="float">
            <text:p>0.95695</text:p>
          </table:table-cell>
          <table:table-cell table:style-name="ce54" office:value-type="float" office:value="0.98977" calcext:value-type="float">
            <text:p>0.98977</text:p>
          </table:table-cell>
          <table:table-cell table:style-name="ce56" office:value-type="float" office:value="0.9967" calcext:value-type="float">
            <text:p>0.99670</text:p>
          </table:table-cell>
          <table:table-cell table:number-columns-repeated="2"/>
          <table:table-cell table:formula="of:=AVERAGE([.C38:.F38])" office:value-type="float" office:value="0.9848" calcext:value-type="float">
            <text:p>0.9848</text:p>
          </table:table-cell>
        </table:table-row>
        <table:table-row table:style-name="ro1">
          <table:table-cell table:style-name="ce2" office:value-type="date" office:date-value="2008-11-25" calcext:value-type="date" table:number-columns-spanned="1" table:number-rows-spanned="4">
            <text:p>2008-11-25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8143" calcext:value-type="float">
            <text:p>0.98143</text:p>
          </table:table-cell>
          <table:table-cell table:style-name="ce57" office:value-type="float" office:value="0.99774" calcext:value-type="float">
            <text:p>0.99774</text:p>
          </table:table-cell>
          <table:table-cell table:style-name="ce51" office:value-type="float" office:value="0.9947" calcext:value-type="float">
            <text:p>0.99470</text:p>
          </table:table-cell>
          <table:table-cell table:style-name="ce59" office:value-type="float" office:value="0.94754" calcext:value-type="float">
            <text:p>0.94754</text:p>
          </table:table-cell>
          <table:table-cell table:number-columns-repeated="2"/>
          <table:table-cell table:formula="of:=AVERAGE([.C39:.F39])" office:value-type="float" office:value="0.9803525" calcext:value-type="float">
            <text:p>0.980352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9127" calcext:value-type="float">
            <text:p>0.99127</text:p>
          </table:table-cell>
          <table:table-cell table:style-name="ce53" office:value-type="string" calcext:value-type="string">
            <text:p><text:s/>-- </text:p>
          </table:table-cell>
          <table:table-cell table:style-name="ce53" office:value-type="float" office:value="0.98993" calcext:value-type="float">
            <text:p>0.98993</text:p>
          </table:table-cell>
          <table:table-cell table:style-name="ce55" office:value-type="float" office:value="0.94808" calcext:value-type="float">
            <text:p>0.94808</text:p>
          </table:table-cell>
          <table:table-cell table:number-columns-repeated="2"/>
          <table:table-cell table:formula="of:=AVERAGE([.C40:.F40])" office:value-type="float" office:value="0.976426666666667" calcext:value-type="float">
            <text:p>0.97642666666666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432" calcext:value-type="float">
            <text:p>0.99432</text:p>
          </table:table-cell>
          <table:table-cell table:style-name="ce55" office:value-type="float" office:value="0.87831" calcext:value-type="float">
            <text:p>0.87831</text:p>
          </table:table-cell>
          <table:table-cell table:style-name="ce53" office:value-type="float" office:value="0.99008" calcext:value-type="float">
            <text:p>0.99008</text:p>
          </table:table-cell>
          <table:table-cell table:style-name="ce53" office:value-type="float" office:value="0.95099" calcext:value-type="float">
            <text:p>0.95099</text:p>
          </table:table-cell>
          <table:table-cell table:number-columns-repeated="2"/>
          <table:table-cell table:formula="of:=AVERAGE([.C41:.F41])" office:value-type="float" office:value="0.953425" calcext:value-type="float">
            <text:p>0.95342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8762" calcext:value-type="float">
            <text:p>0.98762</text:p>
          </table:table-cell>
          <table:table-cell table:style-name="ce54" office:value-type="float" office:value="0.99562" calcext:value-type="float">
            <text:p>0.99562</text:p>
          </table:table-cell>
          <table:table-cell table:style-name="ce56" office:value-type="float" office:value="0.99683" calcext:value-type="float">
            <text:p>0.99683</text:p>
          </table:table-cell>
          <table:table-cell table:style-name="ce58" office:value-type="float" office:value="0.97578" calcext:value-type="float">
            <text:p>0.97578</text:p>
          </table:table-cell>
          <table:table-cell table:number-columns-repeated="2"/>
          <table:table-cell table:formula="of:=AVERAGE([.C42:.F42])" office:value-type="float" office:value="0.9889625" calcext:value-type="float">
            <text:p>0.9889625</text:p>
          </table:table-cell>
        </table:table-row>
        <table:table-row table:style-name="ro1">
          <table:table-cell table:style-name="ce2" office:value-type="date" office:date-value="2008-12-10" calcext:value-type="date" table:number-columns-spanned="1" table:number-rows-spanned="4">
            <text:p>2008-12-10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9016" calcext:value-type="float">
            <text:p>0.99016</text:p>
          </table:table-cell>
          <table:table-cell table:style-name="ce57" office:value-type="float" office:value="0.99724" calcext:value-type="float">
            <text:p>0.99724</text:p>
          </table:table-cell>
          <table:table-cell table:style-name="ce51" office:value-type="float" office:value="0.99078" calcext:value-type="float">
            <text:p>0.99078</text:p>
          </table:table-cell>
          <table:table-cell table:style-name="ce59" office:value-type="float" office:value="0.97426" calcext:value-type="float">
            <text:p>0.97426</text:p>
          </table:table-cell>
          <table:table-cell table:number-columns-repeated="2"/>
          <table:table-cell table:formula="of:=AVERAGE([.C43:.F43])" office:value-type="float" office:value="0.98811" calcext:value-type="float">
            <text:p>0.98811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2" office:value-type="float" office:value="0.9975" calcext:value-type="float">
            <text:p>0.99750</text:p>
          </table:table-cell>
          <table:table-cell table:style-name="ce53" office:value-type="string" calcext:value-type="string">
            <text:p><text:s/>-- </text:p>
          </table:table-cell>
          <table:table-cell table:style-name="ce55" office:value-type="float" office:value="0.98846" calcext:value-type="float">
            <text:p>0.98846</text:p>
          </table:table-cell>
          <table:table-cell table:style-name="ce53" office:value-type="float" office:value="0.98859" calcext:value-type="float">
            <text:p>0.98859</text:p>
          </table:table-cell>
          <table:table-cell table:number-columns-repeated="2"/>
          <table:table-cell table:formula="of:=AVERAGE([.C44:.F44])" office:value-type="float" office:value="0.991516666666667" calcext:value-type="float">
            <text:p>0.99151666666666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252" calcext:value-type="float">
            <text:p>0.99252</text:p>
          </table:table-cell>
          <table:table-cell table:style-name="ce53" office:value-type="float" office:value="0.9839" calcext:value-type="float">
            <text:p>0.98390</text:p>
          </table:table-cell>
          <table:table-cell table:style-name="ce53" office:value-type="float" office:value="0.98416" calcext:value-type="float">
            <text:p>0.98416</text:p>
          </table:table-cell>
          <table:table-cell table:style-name="ce55" office:value-type="float" office:value="0.9676" calcext:value-type="float">
            <text:p>0.96760</text:p>
          </table:table-cell>
          <table:table-cell table:number-columns-repeated="2"/>
          <table:table-cell table:formula="of:=AVERAGE([.C45:.F45])" office:value-type="float" office:value="0.982045" calcext:value-type="float">
            <text:p>0.98204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257" calcext:value-type="float">
            <text:p>0.99257</text:p>
          </table:table-cell>
          <table:table-cell table:style-name="ce58" office:value-type="float" office:value="0.94983" calcext:value-type="float">
            <text:p>0.94983</text:p>
          </table:table-cell>
          <table:table-cell table:style-name="ce56" office:value-type="float" office:value="0.99292" calcext:value-type="float">
            <text:p>0.99292</text:p>
          </table:table-cell>
          <table:table-cell table:style-name="ce54" office:value-type="float" office:value="0.98094" calcext:value-type="float">
            <text:p>0.98094</text:p>
          </table:table-cell>
          <table:table-cell table:number-columns-repeated="2"/>
          <table:table-cell table:formula="of:=AVERAGE([.C46:.F46])" office:value-type="float" office:value="0.979065" calcext:value-type="float">
            <text:p>0.979065</text:p>
          </table:table-cell>
        </table:table-row>
        <table:table-row table:style-name="ro1">
          <table:table-cell table:style-name="ce2" office:value-type="date" office:date-value="2008-12-25" calcext:value-type="date" table:number-columns-spanned="1" table:number-rows-spanned="4">
            <text:p>2008-12-25</text:p>
          </table:table-cell>
          <table:table-cell table:style-name="ce6" office:value-type="string" calcext:value-type="string">
            <text:p>No FS </text:p>
          </table:table-cell>
          <table:table-cell table:style-name="ce51" office:value-type="float" office:value="0.96021" calcext:value-type="float">
            <text:p>0.96021</text:p>
          </table:table-cell>
          <table:table-cell table:style-name="ce57" office:value-type="float" office:value="0.99072" calcext:value-type="float">
            <text:p>0.99072</text:p>
          </table:table-cell>
          <table:table-cell table:style-name="ce51" office:value-type="float" office:value="0.98547" calcext:value-type="float">
            <text:p>0.98547</text:p>
          </table:table-cell>
          <table:table-cell table:style-name="ce59" office:value-type="float" office:value="0.88475" calcext:value-type="float">
            <text:p>0.88475</text:p>
          </table:table-cell>
          <table:table-cell table:number-columns-repeated="2"/>
          <table:table-cell table:formula="of:=AVERAGE([.C47:.F47])" office:value-type="float" office:value="0.9552875" calcext:value-type="float">
            <text:p>0.9552875</text:p>
          </table:table-cell>
        </table:table-row>
        <table:table-row table:style-name="ro1">
          <table:covered-table-cell table:style-name="ce1"/>
          <table:table-cell table:style-name="ce7" office:value-type="string" calcext:value-type="string">
            <text:p>CS </text:p>
          </table:table-cell>
          <table:table-cell table:style-name="ce55" office:value-type="float" office:value="0.83107" calcext:value-type="float">
            <text:p>0.83107</text:p>
          </table:table-cell>
          <table:table-cell table:style-name="ce53" office:value-type="string" calcext:value-type="string">
            <text:p><text:s/>-- </text:p>
          </table:table-cell>
          <table:table-cell table:style-name="ce52" office:value-type="float" office:value="0.99839" calcext:value-type="float">
            <text:p>0.99839</text:p>
          </table:table-cell>
          <table:table-cell table:style-name="ce53" office:value-type="float" office:value="0.96755" calcext:value-type="float">
            <text:p>0.96755</text:p>
          </table:table-cell>
          <table:table-cell table:number-columns-repeated="2"/>
          <table:table-cell table:formula="of:=AVERAGE([.C48:.F48])" office:value-type="float" office:value="0.932336666666667" calcext:value-type="float">
            <text:p>0.93233666666666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<text:s/>ROC </text:p>
          </table:table-cell>
          <table:table-cell table:style-name="ce52" office:value-type="float" office:value="0.99121" calcext:value-type="float">
            <text:p>0.99121</text:p>
          </table:table-cell>
          <table:table-cell table:style-name="ce55" office:value-type="float" office:value="0.73633" calcext:value-type="float">
            <text:p>0.73633</text:p>
          </table:table-cell>
          <table:table-cell table:style-name="ce53" office:value-type="float" office:value="0.9558" calcext:value-type="float">
            <text:p>0.95580</text:p>
          </table:table-cell>
          <table:table-cell table:style-name="ce53" office:value-type="float" office:value="0.89229" calcext:value-type="float">
            <text:p>0.89229</text:p>
          </table:table-cell>
          <table:table-cell table:number-columns-repeated="2"/>
          <table:table-cell table:formula="of:=AVERAGE([.C49:.F49])" office:value-type="float" office:value="0.8939075" calcext:value-type="float">
            <text:p>0.8939075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S2N </text:p>
          </table:table-cell>
          <table:table-cell table:style-name="ce54" office:value-type="float" office:value="0.99633" calcext:value-type="float">
            <text:p>0.99633</text:p>
          </table:table-cell>
          <table:table-cell table:style-name="ce54" office:value-type="float" office:value="0.99591" calcext:value-type="float">
            <text:p>0.99591</text:p>
          </table:table-cell>
          <table:table-cell table:style-name="ce56" office:value-type="float" office:value="0.99657" calcext:value-type="float">
            <text:p>0.99657</text:p>
          </table:table-cell>
          <table:table-cell table:style-name="ce58" office:value-type="float" office:value="0.93357" calcext:value-type="float">
            <text:p>0.93357</text:p>
          </table:table-cell>
          <table:table-cell table:number-columns-repeated="2"/>
          <table:table-cell table:formula="of:=AVERAGE([.C50:.F50])" office:value-type="float" office:value="0.980595" calcext:value-type="float">
            <text:p>0.9805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AVERAGE([.I3:.I50])" office:value-type="float" office:value="0.985111371527778" calcext:value-type="float">
            <text:p>0.985111371527778</text:p>
          </table:table-cell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waldshorttermdata.C3:waldshorttermdata.F50">
            <calcext:condition calcext:apply-style-name="Accent" calcext:value="=LARGE($c$row:$f$row;1)" calcext:base-cell-address="waldlongtermdata.C3"/>
            <calcext:condition calcext:apply-style-name="Accent" calcext:value="=0" calcext:base-cell-address="waldlongtermdata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7:49:20.730693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7:49:55.571014886</dc:date>
    <meta:editing-duration>PT5H2M5S</meta:editing-duration>
    <meta:editing-cycles>10</meta:editing-cycles>
    <meta:generator>LibreOffice/5.3.0.3$Linux_X86_64 LibreOffice_project/30m0$Build-3</meta:generator>
    <meta:document-statistic meta:table-count="2" meta:cell-count="541" meta:object-count="0"/>
  </office:meta>
</office:document-meta>
</file>